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fd7e"/>
    </style:style>
    <style:style style:name="P2" style:family="paragraph" style:parent-style-name="Standard">
      <style:text-properties fo:font-size="22pt" officeooo:rsid="002a42fb" officeooo:paragraph-rsid="002a42fb" style:font-size-asian="22pt" style:font-size-complex="22pt"/>
    </style:style>
    <style:style style:name="P3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2a42fb" officeooo:paragraph-rsid="002a42fb" style:font-name-asian="Liberation Mono" style:font-size-asian="22pt" style:font-name-complex="Liberation Mono" style:font-size-complex="22pt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320db2" officeooo:paragraph-rsid="00320db2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026c4" officeooo:paragraph-rsid="003026c4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026c4" officeooo:paragraph-rsid="003026c4" fo:background-color="transparent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026c4" officeooo:paragraph-rsid="002541e3" fo:background-color="transparent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42fb" officeooo:paragraph-rsid="002a42fb" style:font-name-asian="Liberation Mono" style:font-size-asian="22pt" style:font-name-complex="Liberation Mono" style:font-size-complex="22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42fb" officeooo:paragraph-rsid="003026c4" style:font-name-asian="Liberation Mono" style:font-size-asian="22pt" style:font-name-complex="Liberation Mono" style:font-size-complex="22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3026c4" officeooo:paragraph-rsid="003026c4" style:font-name-asian="Liberation Mono" style:font-size-asian="22pt" style:font-name-complex="Liberation Mono" style:font-size-complex="22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310117" officeooo:paragraph-rsid="00310117" style:font-name-asian="Liberation Mono" style:font-size-asian="22pt" style:font-name-complex="Liberation Mono" style:font-size-complex="22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italic" fo:font-weight="normal" officeooo:rsid="0029b71d" officeooo:paragraph-rsid="002541e3" style:font-name-asian="Liberation Mono" style:font-size-asian="14pt" style:font-style-asian="italic" style:font-name-complex="Liberation Mono" style:font-size-complex="14pt" style:font-style-complex="italic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3026c4" officeooo:paragraph-rsid="003026c4" style:font-name-asian="Liberation Mono" style:font-size-asian="24pt" style:font-name-complex="Liberation Mono" style:font-size-complex="24pt"/>
    </style:style>
    <style:style style:name="P15" style:family="paragraph" style:parent-style-name="Standard">
      <style:text-properties fo:font-size="36pt" officeooo:rsid="003485c2" officeooo:paragraph-rsid="003485c2" style:font-size-asian="36pt" style:font-size-complex="36pt"/>
    </style:style>
    <style:style style:name="P16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320db2" officeooo:paragraph-rsid="00320db2" style:font-name-asian="Liberation Mono" style:font-size-asian="22pt" style:font-name-complex="Liberation Mono" style:font-size-complex="22pt"/>
    </style:style>
    <style:style style:name="P17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3485c2" officeooo:paragraph-rsid="003485c2" style:font-name-asian="Liberation Mono" style:font-size-asian="22pt" style:font-name-complex="Liberation Mono" style:font-size-complex="22pt"/>
    </style:style>
    <style:style style:name="P18" style:family="paragraph" style:parent-style-name="Standard">
      <style:text-properties fo:font-variant="normal" fo:text-transform="none" fo:color="#212121" loext:opacity="100%" style:font-name="Roboto Mono" fo:font-size="22pt" fo:letter-spacing="normal" fo:font-style="normal" fo:font-weight="normal" officeooo:rsid="0034870e" officeooo:paragraph-rsid="0034870e" style:font-name-asian="Liberation Mono" style:font-size-asian="22pt" style:font-name-complex="Liberation Mono" style:font-size-complex="22pt"/>
    </style:style>
    <style:style style:name="P19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320db2" style:font-name-asian="Liberation Mono" style:font-size-asian="18pt" style:font-name-complex="Liberation Mono" style:font-size-complex="18pt"/>
    </style:style>
    <style:style style:name="P20" style:family="paragraph" style:parent-style-name="Standard">
      <style:text-properties officeooo:paragraph-rsid="003485c2"/>
    </style:style>
    <style:style style:name="P21" style:family="paragraph" style:parent-style-name="Standard">
      <style:text-properties fo:font-size="18pt" officeooo:paragraph-rsid="003485c2" style:font-size-asian="15.75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7fe9d" style:font-size-asian="22pt" style:font-size-complex="22pt"/>
    </style:style>
    <style:style style:name="T3" style:family="text">
      <style:text-properties fo:font-size="22pt" officeooo:rsid="003485c2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3485c2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officeooo:rsid="002f67a1"/>
    </style:style>
    <style:style style:name="T8" style:family="text">
      <style:text-properties officeooo:rsid="003485c2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3485c2" style:font-name-asian="Liberation Mono" style:font-size-asian="22pt" style:font-name-complex="Liberation Mono" style:font-size-complex="22pt"/>
    </style:style>
    <style:style style:name="T11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34870e" style:font-name-asian="Liberation Mono" style:font-size-asian="22pt" style:font-name-complex="Liberation Mono" style:font-size-complex="22pt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34870e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italic" fo:font-weight="normal" officeooo:rsid="0034870e" style:font-name-asian="Liberation Mono" style:font-style-asian="italic" style:font-name-complex="Liberation Mono" style:font-style-complex="italic"/>
    </style:style>
    <style:style style:name="T14" style:family="text">
      <style:text-properties officeooo:rsid="003487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7">C</text:span>arol King – <text:span text:style-name="T9">I Feel the Earth Move</text:span></text:p>
      <text:p text:style-name="P1"><text:span text:style-name="T2">Original key: </text:span><text:span text:style-name="T3">cm</text:span><text:span text:style-name="T2"> <text:s text:c="3"/>Us: Same</text:span></text:p>
      <text:p text:style-name="P2"/>
      <text:p text:style-name="P3">[INTRO] <text:span text:style-name="T5">4 bars piano on cm7</text:span></text:p>
      <text:p text:style-name="P4"/>
      <text:p text:style-name="P17">[VERSE]</text:p>
      <text:p text:style-name="P20"><text:span text:style-name="T10">cm7 | cm7 | cm7 | cm7</text:span></text:p>
      <text:p text:style-name="P17">F7 <text:s/>| F7 <text:s/></text:p>
      <text:p text:style-name="P17">cm9 | dm7/C Ab/Bb <text:s text:c="3"/>(ending 1)</text:p>
      <text:p text:style-name="P20"><text:span text:style-name="T10">cm9 | dm7 | cm7 | </text:span><text:span text:style-name="T11">F6 (ending 2)</text:span></text:p>
      <text:p text:style-name="P21"><text:span text:style-name="T12"><text:s text:c="22"/></text:span><text:span text:style-name="T13">^^ break</text:span></text:p>
      <text:p text:style-name="P17"/>
      <text:p text:style-name="P17">[CHORUS]<text:span text:style-name="T6"> (ooh, baby)</text:span></text:p>
      <text:p text:style-name="P17">EbM7 | AbM7 | fm7 | Ab/Bb <text:s text:c="3"/>| </text:p>
      <text:p text:style-name="P17">EbM7 | AbM7 | fm7 | Ab/Bb G9</text:p>
      <text:p text:style-name="P17"/>
      <text:p text:style-name="P18">[SOLOS]</text:p>
      <text:p text:style-name="P18">cm7 | F7</text:p>
      <text:p text:style-name="P18"/>
      <text:p text:style-name="P18">resume with CHORUS</text:p>
      <text:p text:style-name="P18"/>
      <text:p text:style-name="P18">"Drone" Verse</text:p>
      <text:p text:style-name="P18">cm7 | F7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5-01-04T13:08:00.184693510</dc:date>
    <meta:editing-duration>PT3H9M35S</meta:editing-duration>
    <meta:editing-cycles>34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7" meta:word-count="77" meta:character-count="352" meta:non-whitespace-character-count="256"/>
  </office:meta>
</office:document-meta>
</file>